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oco lt" svg:font-family="'Foco lt', sans-serif"/>
    <style:font-face style:name="Mangal1" svg:font-family="Mangal"/>
    <style:font-face style:name="Museo700 regular" svg:font-family="'Museo700 regular', sans-serif"/>
    <style:font-face style:name="Museosans" svg:font-family="Museosans, sans-serif"/>
    <style:font-face style:name="Liberation Seriff" svg:font-family="'Liberation Serif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4deaf" officeooo:paragraph-rsid="0004deaf"/>
    </style:style>
    <style:style style:name="P2" style:family="paragraph" style:parent-style-name="Heading_20_1">
      <style:text-properties officeooo:rsid="000bb330" officeooo:paragraph-rsid="000bb330"/>
    </style:style>
    <style:style style:name="P3" style:family="paragraph" style:parent-style-name="Heading_20_1">
      <style:text-properties officeooo:rsid="000c0fe1" officeooo:paragraph-rsid="000c0fe1"/>
    </style:style>
    <style:style style:name="P4" style:family="paragraph" style:parent-style-name="Heading_20_1">
      <style:text-properties officeooo:rsid="000ded14" officeooo:paragraph-rsid="000ded14"/>
    </style:style>
    <style:style style:name="P5" style:family="paragraph" style:parent-style-name="Heading_20_1">
      <style:text-properties officeooo:rsid="00116d0d" officeooo:paragraph-rsid="00116d0d"/>
    </style:style>
    <style:style style:name="P6" style:family="paragraph" style:parent-style-name="Heading_20_1" style:list-style-name="">
      <style:text-properties officeooo:rsid="001253e7" officeooo:paragraph-rsid="001253e7"/>
    </style:style>
    <style:style style:name="P7" style:family="paragraph" style:parent-style-name="Heading_20_1">
      <style:text-properties officeooo:rsid="0013d434" officeooo:paragraph-rsid="0013d434"/>
    </style:style>
    <style:style style:name="P8" style:family="paragraph" style:parent-style-name="Heading_20_1">
      <style:text-properties officeooo:rsid="00168df9" officeooo:paragraph-rsid="00168df9"/>
    </style:style>
    <style:style style:name="P9" style:family="paragraph" style:parent-style-name="Heading_20_1">
      <style:text-properties officeooo:rsid="001a99dc" officeooo:paragraph-rsid="001a99dc"/>
    </style:style>
    <style:style style:name="P10" style:family="paragraph" style:parent-style-name="Heading_20_1">
      <style:text-properties style:use-window-font-color="true" loext:opacity="0%" style:font-name="Liberation Serif" fo:font-size="12pt" fo:font-weight="bold" officeooo:paragraph-rsid="001cd9d2" style:font-size-asian="12pt" style:font-weight-asian="bold" style:font-size-complex="12pt" style:font-weight-complex="bold"/>
    </style:style>
    <style:style style:name="P11" style:family="paragraph" style:parent-style-name="Heading_20_1">
      <style:text-properties style:use-window-font-color="true" loext:opacity="0%" style:font-name="Liberation Serif" fo:font-size="12pt" fo:font-weight="normal" officeooo:rsid="001b7d7f" officeooo:paragraph-rsid="001b7d7f" style:font-size-asian="12pt" style:font-weight-asian="normal" style:font-size-complex="12pt" style:font-weight-complex="normal"/>
    </style:style>
    <style:style style:name="P12" style:family="paragraph" style:parent-style-name="Heading_20_1">
      <style:text-properties fo:font-variant="normal" fo:text-transform="none" fo:color="#411968" loext:opacity="100%" style:font-name="Museo700 regular" fo:font-size="12pt" fo:letter-spacing="normal" fo:font-style="normal" fo:font-weight="normal" officeooo:paragraph-rsid="001cd9d2" style:font-size-asian="12pt" style:font-size-complex="12pt"/>
    </style:style>
    <style:style style:name="P13" style:family="paragraph" style:parent-style-name="Heading_20_1">
      <style:text-properties fo:font-variant="normal" fo:text-transform="none" style:use-window-font-color="true" loext:opacity="0%" style:font-name="Liberation Serif" fo:font-size="12pt" fo:letter-spacing="normal" fo:font-style="normal" fo:font-weight="bold" officeooo:paragraph-rsid="001cd9d2" style:font-size-asian="12pt" style:font-weight-asian="bold" style:font-size-complex="12pt" style:font-weight-complex="bold"/>
    </style:style>
    <style:style style:name="P14" style:family="paragraph" style:parent-style-name="Heading_20_1">
      <style:text-properties officeooo:rsid="001baa7a" officeooo:paragraph-rsid="001baa7a"/>
    </style:style>
    <style:style style:name="P15" style:family="paragraph" style:parent-style-name="Heading_20_1" style:list-style-name="">
      <style:text-properties officeooo:paragraph-rsid="001df10b"/>
    </style:style>
    <style:style style:name="P16" style:family="paragraph" style:parent-style-name="Heading_20_1">
      <style:paragraph-properties fo:break-before="page"/>
      <style:text-properties officeooo:rsid="001253e7" officeooo:paragraph-rsid="001253e7"/>
    </style:style>
    <style:style style:name="P17" style:family="paragraph" style:parent-style-name="Heading_20_1">
      <style:paragraph-properties fo:break-before="page"/>
      <style:text-properties officeooo:paragraph-rsid="001df10b"/>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paragraph-rsid="001253e7" style:font-size-asian="12pt" style:font-size-complex="12pt"/>
    </style:style>
    <style:style style:name="P19" style:family="paragraph" style:parent-style-name="Standard" style:list-style-name="L13">
      <style:text-properties fo:font-variant="normal" fo:text-transform="none" style:use-window-font-color="true" loext:opacity="0%" style:font-name="Liberation Serif" fo:font-size="12pt" fo:letter-spacing="normal" fo:font-style="normal" fo:font-weight="normal" officeooo:paragraph-rsid="001572d8" style:font-size-asian="12pt" style:font-size-complex="12pt" loext:padding="0cm" loext:border="none"/>
    </style:style>
    <style:style style:name="P20" style:family="paragraph" style:parent-style-name="Standard">
      <style:paragraph-properties fo:margin-left="0cm" fo:margin-right="0cm" fo:margin-top="0.185cm" fo:margin-bottom="0.185cm" style:contextual-spacing="false" style:line-height-at-least="0.609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21" style:family="paragraph" style:parent-style-name="Text_20_body">
      <style:text-properties officeooo:rsid="0004dadb" officeooo:paragraph-rsid="0004dadb"/>
    </style:style>
    <style:style style:name="P22" style:family="paragraph" style:parent-style-name="Text_20_body">
      <style:text-properties fo:font-weight="bold" officeooo:rsid="000eb5f5" officeooo:paragraph-rsid="000eb5f5" style:font-weight-asian="bold" style:font-weight-complex="bold"/>
    </style:style>
    <style:style style:name="P23" style:family="paragraph" style:parent-style-name="Text_20_body">
      <style:text-properties fo:font-style="italic" fo:font-weight="bold" officeooo:rsid="0004dadb" officeooo:paragraph-rsid="0004dadb" style:font-style-asian="italic" style:font-weight-asian="bold" style:font-style-complex="italic" style:font-weight-complex="bold"/>
    </style:style>
    <style:style style:name="P24" style:family="paragraph" style:parent-style-name="Text_20_body">
      <style:text-properties officeooo:paragraph-rsid="0004deaf"/>
    </style:style>
    <style:style style:name="P25" style:family="paragraph" style:parent-style-name="Text_20_body">
      <style:text-properties style:font-name="Liberation Serif" fo:font-size="12pt" officeooo:paragraph-rsid="0004deaf" style:font-size-asian="12pt" style:font-size-complex="12pt"/>
    </style:style>
    <style:style style:name="P26" style:family="paragraph" style:parent-style-name="Text_20_body" style:list-style-name="L5">
      <style:text-properties style:font-name="Liberation Serif" fo:font-size="12pt" officeooo:paragraph-rsid="00068d54" style:font-size-asian="12pt" style:font-size-complex="12pt"/>
    </style:style>
    <style:style style:name="P27" style:family="paragraph" style:parent-style-name="Text_20_body" style:list-style-name="L5">
      <style:paragraph-properties fo:text-align="start" style:justify-single-word="false" fo:orphans="2" fo:widows="2"/>
      <style:text-properties style:font-name="Liberation Serif" fo:font-size="12pt" style:font-size-asian="12pt" style:font-size-complex="12pt"/>
    </style:style>
    <style:style style:name="P28" style:family="paragraph" style:parent-style-name="Text_20_body" style:list-style-name="L5">
      <style:paragraph-properties fo:text-align="start" style:justify-single-word="false" fo:orphans="2" fo:widows="2"/>
      <style:text-properties style:font-name="Liberation Serif" fo:font-size="12pt" officeooo:paragraph-rsid="000829db" style:font-size-asian="12pt" style:font-size-complex="12pt"/>
    </style:style>
    <style:style style:name="P29" style:family="paragraph" style:parent-style-name="Text_20_body">
      <style:paragraph-properties fo:text-align="start" style:justify-single-word="false" fo:orphans="2" fo:widows="2"/>
      <style:text-properties style:font-name="Liberation Serif" fo:font-size="12pt" officeooo:rsid="000829db" officeooo:paragraph-rsid="000829db" style:font-size-asian="12pt" style:font-size-complex="12pt"/>
    </style:style>
    <style:style style:name="P30" style:family="paragraph" style:parent-style-name="Text_20_body" style:list-style-name="L6">
      <style:paragraph-properties fo:text-align="start" style:justify-single-word="false" fo:orphans="2" fo:widows="2"/>
      <style:text-properties style:font-name="Liberation Serif" fo:font-size="12pt" officeooo:rsid="000829db" officeooo:paragraph-rsid="000829db" style:font-size-asian="12pt" style:font-size-complex="12pt"/>
    </style:style>
    <style:style style:name="P31" style:family="paragraph" style:parent-style-name="Text_20_body" style:list-style-name="L7">
      <style:paragraph-properties fo:text-align="start" style:justify-single-word="false" fo:orphans="2" fo:widows="2"/>
      <style:text-properties style:font-name="Liberation Serif" fo:font-size="12pt" officeooo:rsid="000829db" officeooo:paragraph-rsid="000829db" style:font-size-asian="12pt" style:font-size-complex="12pt"/>
    </style:style>
    <style:style style:name="P32" style:family="paragraph" style:parent-style-name="Text_20_body" style:list-style-name="L8">
      <style:text-properties style:font-name="Liberation Serif" fo:font-size="12pt" officeooo:paragraph-rsid="000c0fe1" style:font-size-asian="12pt" style:font-size-complex="12pt"/>
    </style:style>
    <style:style style:name="P33" style:family="paragraph" style:parent-style-name="Text_20_body">
      <style:text-properties fo:font-variant="normal" fo:text-transform="none" fo:color="#333333" loext:opacity="100%" style:font-name="Liberation Serif" fo:font-size="12pt" fo:letter-spacing="normal" fo:font-style="normal" fo:font-weight="normal" officeooo:paragraph-rsid="0004deaf" style:font-size-asian="12pt" style:font-size-complex="12pt"/>
    </style:style>
    <style:style style:name="P34" style:family="paragraph" style:parent-style-name="Text_20_body">
      <style:text-properties style:use-window-font-color="true" loext:opacity="0%" style:font-name="Liberation Serif" fo:font-size="12pt" officeooo:paragraph-rsid="000bb330" style:font-size-asian="12pt" style:font-size-complex="12pt"/>
    </style:style>
    <style:style style:name="P35" style:family="paragraph" style:parent-style-name="Text_20_body">
      <style:text-properties style:use-window-font-color="true" loext:opacity="0%" style:font-name="Liberation Serif" fo:font-size="12pt" officeooo:paragraph-rsid="001253e7" style:font-size-asian="12pt" style:font-size-complex="12pt"/>
    </style:style>
    <style:style style:name="P36" style:family="paragraph" style:parent-style-name="Text_20_body" style:list-style-name="L10">
      <style:text-properties style:use-window-font-color="true" loext:opacity="0%" style:font-name="Liberation Serif" fo:font-size="12pt" officeooo:paragraph-rsid="001253e7" style:font-size-asian="12pt" style:font-size-complex="12pt"/>
    </style:style>
    <style:style style:name="P37" style:family="paragraph" style:parent-style-name="Text_20_body">
      <style:text-properties style:use-window-font-color="true" loext:opacity="0%" style:font-name="Liberation Serif" fo:font-size="12pt" officeooo:paragraph-rsid="0013d434" style:font-size-asian="12pt" style:font-size-complex="12pt"/>
    </style:style>
    <style:style style:name="P38" style:family="paragraph" style:parent-style-name="Text_20_body" style:list-style-name="L14">
      <style:text-properties style:use-window-font-color="true" loext:opacity="0%" style:font-name="Liberation Serif" fo:font-size="12pt" officeooo:rsid="00168df9" officeooo:paragraph-rsid="00190ab4" style:font-size-asian="12pt" style:font-size-complex="12pt"/>
    </style:style>
    <style:style style:name="P39" style:family="paragraph" style:parent-style-name="Text_20_body">
      <style:text-properties style:use-window-font-color="true" loext:opacity="0%" style:font-name="Liberation Serif" fo:font-size="12pt" officeooo:rsid="00168df9" officeooo:paragraph-rsid="00190ab4" style:font-size-asian="12pt" style:font-size-complex="12pt"/>
    </style:style>
    <style:style style:name="P40" style:family="paragraph" style:parent-style-name="Text_20_body">
      <style:text-properties style:use-window-font-color="true" loext:opacity="0%" style:font-name="Liberation Serif" fo:font-size="12pt" officeooo:rsid="001b7d7f" officeooo:paragraph-rsid="001b7d7f" style:font-size-asian="12pt" style:font-size-complex="12pt"/>
    </style:style>
    <style:style style:name="P41" style:family="paragraph" style:parent-style-name="Text_20_body" style:list-style-name="L16">
      <style:text-properties style:use-window-font-color="true" loext:opacity="0%" style:font-name="Liberation Serif" fo:font-size="12pt" officeooo:rsid="001b7d7f" officeooo:paragraph-rsid="001b7d7f" style:font-size-asian="12pt" style:font-size-complex="12pt"/>
    </style:style>
    <style:style style:name="P42" style:family="paragraph" style:parent-style-name="Text_20_body" style:list-style-name="L15">
      <style:text-properties style:use-window-font-color="true" loext:opacity="0%" style:font-name="Liberation Serif" fo:font-size="12pt" officeooo:paragraph-rsid="001b7d7f" style:font-size-asian="12pt" style:font-size-complex="12pt"/>
    </style:style>
    <style:style style:name="P43" style:family="paragraph" style:parent-style-name="Text_20_body">
      <style:text-properties style:use-window-font-color="true" loext:opacity="0%" style:font-name="Liberation Serif" fo:font-size="12pt" officeooo:paragraph-rsid="001cd9d2" style:font-size-asian="12pt" style:font-size-complex="12pt"/>
    </style:style>
    <style:style style:name="P44" style:family="paragraph" style:parent-style-name="Text_20_body">
      <style:text-properties style:use-window-font-color="true" loext:opacity="0%" style:font-name="Liberation Serif" fo:font-size="12pt" fo:font-style="normal" officeooo:paragraph-rsid="000bb330" style:font-size-asian="12pt" style:font-style-asian="normal" style:font-size-complex="12pt" style:font-style-complex="normal"/>
    </style:style>
    <style:style style:name="P45" style:family="paragraph" style:parent-style-name="Text_20_body" style:list-style-name="L14">
      <style:text-properties style:use-window-font-color="true" loext:opacity="0%" style:font-name="Liberation Serif" fo:font-size="12pt" fo:font-weight="bold" officeooo:rsid="00168df9" officeooo:paragraph-rsid="00190ab4" style:font-size-asian="12pt" style:font-weight-asian="bold" style:font-size-complex="12pt" style:font-weight-complex="bold"/>
    </style:style>
    <style:style style:name="P46" style:family="paragraph" style:parent-style-name="Text_20_body">
      <style:text-properties style:use-window-font-color="true" loext:opacity="0%" style:font-name="Liberation Serif" fo:font-size="12pt" fo:font-weight="normal" officeooo:rsid="001b7d7f" officeooo:paragraph-rsid="001b7d7f" style:font-size-asian="12pt" style:font-weight-asian="normal" style:font-size-complex="12pt" style:font-weight-complex="normal"/>
    </style:style>
    <style:style style:name="P47" style:family="paragraph" style:parent-style-name="Text_20_body">
      <style:text-properties officeooo:rsid="000ded14" officeooo:paragraph-rsid="000ded14"/>
    </style:style>
    <style:style style:name="P48" style:family="paragraph" style:parent-style-name="Text_20_body" style:list-style-name="L9">
      <style:text-properties officeooo:rsid="000ded14" officeooo:paragraph-rsid="000ded14"/>
    </style:style>
    <style:style style:name="P49" style:family="paragraph" style:parent-style-name="Text_20_body">
      <style:text-properties officeooo:rsid="00116d0d" officeooo:paragraph-rsid="00116d0d"/>
    </style:style>
    <style:style style:name="P50" style:family="paragraph" style:parent-style-name="Text_20_body">
      <style:text-properties officeooo:paragraph-rsid="001253e7"/>
    </style:style>
    <style:style style:name="P51" style:family="paragraph" style:parent-style-name="Text_20_body">
      <style:text-properties officeooo:rsid="00168df9" officeooo:paragraph-rsid="00168df9"/>
    </style:style>
    <style:style style:name="P52" style:family="paragraph" style:parent-style-name="Text_20_body">
      <style:text-properties officeooo:rsid="0017a1f8" officeooo:paragraph-rsid="00190ab4"/>
    </style:style>
    <style:style style:name="P53" style:family="paragraph" style:parent-style-name="Text_20_body">
      <style:text-properties officeooo:paragraph-rsid="00190ab4"/>
    </style:style>
    <style:style style:name="P54" style:family="paragraph" style:parent-style-name="Text_20_body" style:list-style-name="L17">
      <style:text-properties officeooo:paragraph-rsid="001b7d7f"/>
    </style:style>
    <style:style style:name="P55" style:family="paragraph" style:parent-style-name="Text_20_body">
      <style:text-properties officeooo:rsid="001baa7a" officeooo:paragraph-rsid="001baa7a"/>
    </style:style>
    <style:style style:name="P56" style:family="paragraph" style:parent-style-name="Text_20_body">
      <style:text-properties officeooo:paragraph-rsid="001cd9d2"/>
    </style:style>
    <style:style style:name="P57" style:family="paragraph" style:parent-style-name="Text_20_body">
      <style:text-properties officeooo:paragraph-rsid="001dddd8"/>
    </style:style>
    <style:style style:name="P58" style:family="paragraph" style:parent-style-name="Text_20_body">
      <style:text-properties officeooo:paragraph-rsid="001df10b"/>
    </style:style>
    <style:style style:name="P59" style:family="paragraph" style:parent-style-name="Text_20_body">
      <style:paragraph-properties fo:margin-left="0cm" fo:margin-right="0cm" fo:text-align="start" style:justify-single-word="false" fo:orphans="2" fo:widows="2" fo:text-indent="0cm" style:auto-text-indent="false"/>
    </style:style>
    <style:style style:name="P60" style:family="paragraph" style:parent-style-name="Text_20_body" style:list-style-name="L5">
      <style:paragraph-properties fo:margin-top="0.37cm" fo:margin-bottom="0.37cm" style:contextual-spacing="false" style:line-height-at-least="0.661cm" fo:text-align="start" style:justify-single-word="false" fo:orphans="2" fo:widows="2"/>
      <style:text-properties fo:font-variant="normal" fo:text-transform="none" fo:color="#333333" loext:opacity="100%" style:font-name="Liberation Serif" fo:font-size="12pt" fo:letter-spacing="normal" officeooo:paragraph-rsid="0004deaf" style:font-size-asian="12pt" style:font-size-complex="12pt"/>
    </style:style>
    <style:style style:name="P61" style:family="paragraph" style:parent-style-name="Text_20_body" style:list-style-name="L5">
      <style:paragraph-properties fo:margin-top="0.37cm" fo:margin-bottom="0.37cm" style:contextual-spacing="false" style:line-height-at-least="0.661cm" fo:text-align="start" style:justify-single-word="false" fo:orphans="2" fo:widows="2"/>
      <style:text-properties style:font-name="Liberation Serif" fo:font-size="12pt" officeooo:paragraph-rsid="00068d54" style:font-size-asian="12pt" style:font-size-complex="12pt"/>
    </style:style>
    <style:style style:name="P62" style:family="paragraph" style:parent-style-name="Text_20_body">
      <style:paragraph-properties fo:text-align="start" style:justify-single-word="false" fo:orphans="2" fo:widows="2" fo:break-before="page"/>
      <style:text-properties style:font-name="Liberation Serif" fo:font-size="12pt" officeooo:paragraph-rsid="000829db" style:font-size-asian="12pt" style:font-size-complex="12pt"/>
    </style:style>
    <style:style style:name="P63" style:family="paragraph" style:parent-style-name="Text_20_body">
      <style:paragraph-properties fo:break-before="page"/>
      <style:text-properties officeooo:paragraph-rsid="00190ab4"/>
    </style:style>
    <style:style style:name="P64" style:family="paragraph" style:parent-style-name="Title">
      <style:text-properties officeooo:rsid="0004dadb" officeooo:paragraph-rsid="0004dadb"/>
    </style:style>
    <style:style style:name="T1" style:family="text">
      <style:text-properties fo:font-weight="bold" style:font-weight-asian="bold" style:font-weight-complex="bold"/>
    </style:style>
    <style:style style:name="T2" style:family="text">
      <style:text-properties fo:font-weight="bold" officeooo:rsid="0004deaf" style:font-style-asian="normal" style:font-weight-asian="bold" style:font-style-complex="normal"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officeooo:rsid="001df10b"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4deaf" style:font-style-asian="normal" style:font-weight-asian="normal" style:font-style-complex="normal" style:font-weight-complex="normal"/>
    </style:style>
    <style:style style:name="T9" style:family="text">
      <style:text-properties fo:font-variant="normal" fo:text-transform="none" fo:color="#333333" loext:opacity="100%" style:font-name="Foco lt" fo:font-size="15pt" fo:letter-spacing="normal" fo:font-style="normal" fo:font-weight="normal"/>
    </style:style>
    <style:style style:name="T10" style:family="text">
      <style:text-properties fo:font-variant="normal" fo:text-transform="none" fo:color="#333333" loext:opacity="100%" style:font-name="Foco lt" fo:font-size="15pt" fo:letter-spacing="normal" fo:font-style="normal" fo:font-weight="normal" style:font-size-asian="12pt" style:font-size-complex="12pt"/>
    </style:style>
    <style:style style:name="T11" style:family="text">
      <style:text-properties fo:font-variant="normal" fo:text-transform="none" fo:color="#333333" loext:opacity="100%" style:font-name="Foco lt" fo:font-size="17.25pt" fo:letter-spacing="normal" fo:font-style="normal" fo:font-weight="normal"/>
    </style:style>
    <style:style style:name="T12" style:family="text">
      <style:text-properties fo:font-variant="normal" fo:text-transform="none" fo:color="#333333" loext:opacity="100%" style:font-name="Foco lt" fo:font-size="17.25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333333" loext:opacity="100%" style:font-name="Foco lt" fo:font-size="17.25pt" fo:letter-spacing="normal" fo:font-style="normal" fo:font-weight="normal" style:font-size-asian="12pt" style:font-size-complex="12pt"/>
    </style:style>
    <style:style style:name="T14" style:family="text">
      <style:text-properties fo:font-variant="normal" fo:text-transform="none" fo:color="#333333" loext:opacity="100%" style:font-name="Foco lt" fo:font-size="17.25pt" fo:letter-spacing="normal" fo:font-weight="normal" style:font-size-asian="12pt" style:font-size-complex="12pt"/>
    </style:style>
    <style:style style:name="T15" style:family="text">
      <style:text-properties fo:font-variant="normal" fo:text-transform="none" fo:color="#333333" loext:opacity="100%" style:font-name="Foco lt" fo:font-size="17.25pt" fo:letter-spacing="normal" fo:font-weight="normal" style:font-size-asian="12pt" style:font-weight-asian="normal" style:font-size-complex="12pt" style:font-weight-complex="normal"/>
    </style:style>
    <style:style style:name="T16" style:family="text">
      <style:text-properties fo:font-variant="normal" fo:text-transform="none" fo:color="#333333" loext:opacity="100%" fo:font-size="15pt" fo:letter-spacing="normal" fo:font-style="normal" fo:font-weight="normal"/>
    </style:style>
    <style:style style:name="T17" style:family="text">
      <style:text-properties fo:font-variant="normal" fo:text-transform="none" fo:color="#333333" loext:opacity="100%" fo:font-size="15pt" fo:letter-spacing="normal" fo:font-style="normal" fo:font-weight="normal" style:font-size-asian="12pt" style:font-size-complex="12pt"/>
    </style:style>
    <style:style style:name="T18" style:family="text">
      <style:text-properties fo:font-variant="normal" fo:text-transform="none" fo:color="#333333" loext:opacity="100%" style:font-name="Liberation Serif" fo:font-size="15pt" fo:letter-spacing="normal" fo:font-style="normal" fo:font-weight="normal"/>
    </style:style>
    <style:style style:name="T19" style:family="text">
      <style:text-properties fo:font-variant="normal" fo:text-transform="none" fo:color="#333333" loext:opacity="100%" style:font-name="Liberation Serif" fo:letter-spacing="normal" fo:font-style="normal" fo:font-weight="normal"/>
    </style:style>
    <style:style style:name="T20" style:family="text">
      <style:text-properties fo:font-variant="normal" fo:text-transform="none" fo:color="#333333" loext:opacity="100%" style:font-name="Liberation Serif" fo:letter-spacing="normal" fo:font-weight="normal"/>
    </style:style>
    <style:style style:name="T21" style:family="text">
      <style:text-properties fo:font-variant="normal" fo:text-transform="none" fo:color="#333333" loext:opacity="100%" style:font-name="Liberation Serif" fo:font-size="12pt" fo:letter-spacing="normal" fo:font-style="normal" fo:font-weight="normal" officeooo:rsid="0004deaf" style:font-size-asian="12pt" style:font-style-asian="normal" style:font-weight-asian="normal" style:font-size-complex="12pt" style:font-style-complex="normal" style:font-weight-complex="normal"/>
    </style:style>
    <style:style style:name="T22" style:family="text">
      <style:text-properties fo:font-variant="normal" fo:text-transform="none" fo:color="#333333" loext:opacity="100%" style:font-name="Liberation Serif" fo:font-size="12pt" fo:letter-spacing="normal" fo:font-style="normal" fo:font-weight="normal" style:font-size-asian="12pt" style:font-style-asian="normal" style:font-size-complex="12pt" style:font-style-complex="normal"/>
    </style:style>
    <style:style style:name="T23"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24" style:family="text">
      <style:text-properties fo:font-variant="normal" fo:text-transform="none" fo:color="#333333" loext:opacity="1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5" style:family="text">
      <style:text-properties fo:font-variant="normal" fo:text-transform="none" fo:color="#333333" loext:opacity="100%" style:font-name="Liberation Serif" fo:font-size="12pt" fo:letter-spacing="normal" fo:font-weight="normal" style:font-size-asian="12pt" style:font-size-complex="12pt"/>
    </style:style>
    <style:style style:name="T26" style:family="text">
      <style:text-properties fo:font-variant="normal" fo:text-transform="none" fo:color="#333333" loext:opacity="100%" style:font-name="Liberation Serif" fo:font-size="17.25pt" fo:letter-spacing="normal" fo:font-style="normal" fo:font-weight="normal"/>
    </style:style>
    <style:style style:name="T27" style:family="text">
      <style:text-properties fo:font-variant="normal" fo:text-transform="none" fo:color="#333333" loext:opacity="100%" style:font-name="Liberation Serif" fo:font-size="17.25pt" fo:letter-spacing="normal" fo:font-style="normal" fo:font-weight="normal" style:font-size-asian="12pt" style:font-size-complex="12pt"/>
    </style:style>
    <style:style style:name="T28" style:family="text">
      <style:text-properties fo:font-variant="normal" fo:text-transform="none" fo:color="#333333" loext:opacity="100%" style:font-name="Liberation Serif" fo:font-size="17.25pt" fo:letter-spacing="normal" fo:font-weight="normal" style:font-size-asian="12pt" style:font-size-complex="12pt"/>
    </style:style>
    <style:style style:name="T29" style:family="text">
      <style:text-properties fo:font-variant="normal" fo:text-transform="none" fo:color="#333333" loext:opacity="100%" fo:font-size="17.25pt" fo:letter-spacing="normal" fo:font-style="normal" fo:font-weight="normal"/>
    </style:style>
    <style:style style:name="T30" style:family="text">
      <style:text-properties fo:font-variant="normal" fo:text-transform="none" fo:color="#333333" loext:opacity="100%" fo:font-size="17.25pt" fo:letter-spacing="normal" fo:font-style="normal" fo:font-weight="normal" style:font-size-asian="12pt" style:font-size-complex="12pt"/>
    </style:style>
    <style:style style:name="T31" style:family="text">
      <style:text-properties fo:font-variant="normal" fo:text-transform="none" fo:color="#333333" loext:opacity="100%" fo:font-size="17.25pt" fo:letter-spacing="normal" fo:font-weight="normal" style:font-size-asian="12pt" style:font-size-complex="12pt"/>
    </style:style>
    <style:style style:name="T32" style:family="text">
      <style:text-properties fo:font-variant="normal" fo:text-transform="none" fo:color="#333333" loext:opacity="100%" fo:letter-spacing="normal" fo:font-style="normal" fo:font-weight="normal"/>
    </style:style>
    <style:style style:name="T33" style:family="text">
      <style:text-properties fo:font-variant="normal" fo:text-transform="none" fo:color="#333333" loext:opacity="100%" fo:letter-spacing="normal" fo:font-style="normal" fo:font-weight="normal" officeooo:rsid="0004deaf" style:font-style-asian="normal" style:font-weight-asian="normal" style:font-style-complex="normal" style:font-weight-complex="normal"/>
    </style:style>
    <style:style style:name="T34" style:family="text">
      <style:text-properties fo:font-variant="normal" fo:text-transform="none" fo:color="#333333" loext:opacity="100%" fo:letter-spacing="normal" fo:font-style="normal" fo:font-weight="bold" officeooo:rsid="0004deaf" style:font-style-asian="normal" style:font-weight-asian="bold" style:font-style-complex="normal" style:font-weight-complex="bold"/>
    </style:style>
    <style:style style:name="T35" style:family="text">
      <style:text-properties fo:font-variant="normal" fo:text-transform="none" fo:color="#333333" loext:opacity="100%" fo:letter-spacing="normal" fo:font-style="normal" fo:font-weight="bold" style:font-weight-asian="bold" style:font-weight-complex="bold"/>
    </style:style>
    <style:style style:name="T36" style:family="text">
      <style:text-properties fo:font-variant="normal" fo:text-transform="none" fo:color="#333333" loext:opacity="100%" fo:letter-spacing="normal" fo:font-style="italic" fo:font-weight="bold" officeooo:rsid="0004deaf" style:font-style-asian="italic" style:font-weight-asian="bold" style:font-style-complex="italic" style:font-weight-complex="bold"/>
    </style:style>
    <style:style style:name="T37" style:family="text">
      <style:text-properties fo:font-variant="normal" fo:text-transform="none" fo:color="#333333" loext:opacity="100%" fo:font-size="12pt" fo:letter-spacing="normal" fo:font-style="normal" fo:font-weight="normal" style:font-size-asian="12pt" style:font-size-complex="12pt"/>
    </style:style>
    <style:style style:name="T38" style:family="text">
      <style:text-properties fo:font-variant="normal" fo:text-transform="none" fo:color="#333333" loext:opacity="100%" style:font-name="Liberation Seriff" fo:font-size="15pt" fo:letter-spacing="normal" fo:font-style="normal" fo:font-weight="normal"/>
    </style:style>
    <style:style style:name="T39" style:family="text">
      <style:text-properties fo:font-variant="normal" fo:text-transform="none" fo:color="#f8b134" loext:opacity="100%" style:font-name="Liberation Serif" fo:font-size="12pt" fo:letter-spacing="normal" fo:font-style="normal" fo:font-weight="normal" officeooo:rsid="0004deaf" style:font-size-asian="12pt" style:font-style-asian="normal" style:font-weight-asian="normal" style:font-size-complex="12pt" style:font-style-complex="normal" style:font-weight-complex="normal"/>
    </style:style>
    <style:style style:name="T40" style:family="text">
      <style:text-properties fo:font-variant="normal" fo:text-transform="none" style:font-name="Liberation Serif" fo:font-size="12pt" fo:letter-spacing="normal" fo:font-style="normal" fo:font-weight="normal" style:font-size-asian="12pt" style:font-size-complex="12pt"/>
    </style:style>
    <style:style style:name="T41" style:family="text">
      <style:text-properties fo:font-variant="normal" fo:text-transform="none" style:font-name="Liberation Serif" fo:font-size="12pt" fo:letter-spacing="normal" fo:font-weight="normal" style:font-size-asian="12pt" style:font-size-complex="12pt"/>
    </style:style>
    <style:style style:name="T42" style:family="text">
      <style:text-properties fo:font-variant="normal" fo:text-transform="none" style:use-window-font-color="true" loext:opacity="0%" fo:letter-spacing="normal" fo:font-style="normal" fo:font-weight="normal"/>
    </style:style>
    <style:style style:name="T43" style:family="text">
      <style:text-properties fo:font-variant="normal" fo:text-transform="none" style:use-window-font-color="true" loext:opacity="0%" fo:letter-spacing="normal" fo:font-style="normal" fo:font-weight="normal" officeooo:rsid="0009c8d4"/>
    </style:style>
    <style:style style:name="T44" style:family="text">
      <style:text-properties fo:font-variant="normal" fo:text-transform="none" style:use-window-font-color="true" loext:opacity="0%" fo:letter-spacing="normal" fo:font-style="normal" fo:font-weight="bold" style:font-weight-asian="bold" style:font-weight-complex="bold"/>
    </style:style>
    <style:style style:name="T45" style:family="text">
      <style:text-properties fo:font-variant="normal" fo:text-transform="none" style:use-window-font-color="true" loext:opacity="0%" style:font-name="Liberation Serif" fo:letter-spacing="normal" fo:font-style="normal" fo:font-weight="normal"/>
    </style:style>
    <style:style style:name="T46"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47" style:family="text">
      <style:text-properties fo:font-variant="normal" fo:text-transform="none" style:use-window-font-color="true" loext:opacity="0%" style:font-name="Liberation Serif" fo:font-size="12pt" fo:letter-spacing="normal" fo:font-style="normal" fo:font-weight="normal" officeooo:rsid="00190ab4" style:font-size-asian="12pt" style:font-size-complex="12pt"/>
    </style:style>
    <style:style style:name="T48" style:family="text">
      <style:text-properties fo:font-variant="normal" fo:text-transform="none" style:use-window-font-color="true" loext:opacity="0%" style:font-name="Liberation Serif" fo:font-size="12pt" fo:letter-spacing="normal" fo:font-style="normal" fo:font-weight="normal" officeooo:rsid="00168df9" style:font-size-asian="12pt" style:font-size-complex="12pt"/>
    </style:style>
    <style:style style:name="T49" style:family="text">
      <style:text-properties fo:font-variant="normal" fo:text-transform="none" style:use-window-font-color="true" loext:opacity="0%" style:font-name="Liberation Serif" fo:font-size="12pt" fo:letter-spacing="normal" fo:font-style="normal" fo:font-weight="normal" officeooo:rsid="001b7d7f" style:font-size-asian="12pt" style:font-size-complex="12pt"/>
    </style:style>
    <style:style style:name="T50" style:family="text">
      <style:text-properties fo:font-variant="normal" fo:text-transform="none" style:use-window-font-color="true" loext:opacity="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2" style:family="text">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style:use-window-font-color="true" loext:opacity="0%" style:font-name="Liberation Serif" fo:font-size="12pt" fo:letter-spacing="normal" fo:font-style="normal" style:font-size-asian="12pt" style:font-size-complex="12pt"/>
    </style:style>
    <style:style style:name="T54" style:family="text">
      <style:text-properties fo:font-variant="normal" fo:text-transform="none" style:use-window-font-color="true" loext:opacity="0%" style:font-name="Liberation Serif" fo:font-size="12pt" fo:letter-spacing="normal" fo:font-style="italic" fo:font-weight="normal" style:font-size-asian="12pt" style:font-style-asian="italic" style:font-size-complex="12pt" style:font-style-complex="italic"/>
    </style:style>
    <style:style style:name="T55" style:family="text">
      <style:text-properties fo:font-variant="normal" fo:text-transform="none" style:use-window-font-color="true" loext:opacity="0%" style:font-name="Liberation Serif" fo:font-size="12pt" fo:letter-spacing="normal" fo:font-weight="normal" style:font-size-asian="12pt" style:font-size-complex="12pt"/>
    </style:style>
    <style:style style:name="T56" style:family="text">
      <style:text-properties fo:font-variant="normal" fo:text-transform="none" style:use-window-font-color="true" loext:opacity="0%" fo:font-size="12pt" fo:letter-spacing="normal" fo:font-style="normal" fo:font-weight="normal" style:font-size-asian="12pt" style:font-size-complex="12pt"/>
    </style:style>
    <style:style style:name="T57" style:family="text">
      <style:text-properties fo:font-variant="normal" fo:text-transform="none" fo:letter-spacing="normal"/>
    </style:style>
    <style:style style:name="T58" style:family="text">
      <style:text-properties fo:font-variant="normal" fo:text-transform="none" fo:letter-spacing="normal" fo:font-style="normal"/>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style:font-style-asian="normal" style:font-style-complex="normal"/>
    </style:style>
    <style:style style:name="T61" style:family="text">
      <style:text-properties fo:font-variant="normal" fo:text-transform="none" fo:letter-spacing="normal" fo:font-style="normal" fo:font-weight="normal" officeooo:rsid="000bb330" style:font-style-asian="normal" style:font-style-complex="normal"/>
    </style:style>
    <style:style style:name="T62" style:family="text">
      <style:text-properties fo:font-variant="normal" fo:text-transform="none" fo:letter-spacing="normal" fo:font-style="normal" fo:font-weight="normal" officeooo:rsid="00116d0d"/>
    </style:style>
    <style:style style:name="T63" style:family="text">
      <style:text-properties fo:font-variant="normal" fo:text-transform="none" fo:letter-spacing="normal" fo:font-style="normal" fo:font-weight="normal" officeooo:rsid="001253e7"/>
    </style:style>
    <style:style style:name="T64" style:family="text">
      <style:text-properties fo:font-variant="normal" fo:text-transform="none" fo:letter-spacing="normal" fo:font-style="normal" fo:font-weight="normal" style:font-weight-asian="normal" style:font-weight-complex="normal"/>
    </style:style>
    <style:style style:name="T65" style:family="text">
      <style:text-properties fo:font-variant="normal" fo:text-transform="none" fo:letter-spacing="normal" fo:font-style="normal" fo:font-weight="normal" officeooo:rsid="001572d8"/>
    </style:style>
    <style:style style:name="T66" style:family="text">
      <style:text-properties fo:font-variant="normal" fo:text-transform="none" fo:letter-spacing="normal" fo:font-style="normal" fo:font-weight="bold" style:font-weight-asian="bold" style:font-weight-complex="bold"/>
    </style:style>
    <style:style style:name="T67" style:family="text">
      <style:text-properties fo:font-variant="normal" fo:text-transform="none" fo:letter-spacing="normal" fo:font-style="normal" fo:font-weight="bold" officeooo:rsid="00116d0d" style:font-weight-asian="bold" style:font-weight-complex="bold"/>
    </style:style>
    <style:style style:name="T68" style:family="text">
      <style:text-properties fo:font-variant="normal" fo:text-transform="none" fo:letter-spacing="normal" fo:font-style="normal" fo:font-weight="bold" style:font-style-asian="normal" style:font-weight-asian="bold" style:font-style-complex="normal" style:font-weight-complex="bold"/>
    </style:style>
    <style:style style:name="T69" style:family="text">
      <style:text-properties fo:font-variant="normal" fo:text-transform="none" fo:letter-spacing="normal" fo:font-style="normal" fo:font-weight="bold" officeooo:rsid="000bb330" style:font-style-asian="normal" style:font-weight-asian="bold" style:font-style-complex="normal" style:font-weight-complex="bold"/>
    </style:style>
    <style:style style:name="T70" style:family="text">
      <style:text-properties fo:font-variant="normal" fo:text-transform="none" fo:letter-spacing="normal" fo:font-style="italic" fo:font-weight="normal" style:font-style-asian="italic" style:font-style-complex="italic"/>
    </style:style>
    <style:style style:name="T71" style:family="text">
      <style:text-properties fo:font-variant="normal" fo:text-transform="none" fo:letter-spacing="normal" fo:font-style="italic" fo:font-weight="bold" style:font-style-asian="italic" style:font-weight-asian="bold" style:font-style-complex="italic" style:font-weight-complex="bold"/>
    </style:style>
    <style:style style:name="T72" style:family="text">
      <style:text-properties fo:font-variant="normal" fo:text-transform="none" fo:letter-spacing="normal" fo:font-weight="normal"/>
    </style:style>
    <style:style style:name="T73" style:family="text">
      <style:text-properties fo:font-variant="normal" fo:text-transform="none" fo:color="#411968" loext:opacity="100%" style:font-name="Museo700 regular" fo:font-size="12pt" fo:letter-spacing="normal" fo:font-style="normal" fo:font-weight="normal" style:font-size-asian="12pt" style:font-size-complex="12pt"/>
    </style:style>
    <style:style style:name="T74" style:family="text">
      <style:text-properties fo:font-variant="normal" fo:text-transform="none" fo:color="#411968" loext:opacity="100%" style:font-name="Museo700 regular" fo:letter-spacing="normal" fo:font-style="normal" fo:font-weight="normal"/>
    </style:style>
    <style:style style:name="T75" style:family="text">
      <style:text-properties fo:font-variant="normal" fo:text-transform="none" fo:color="#411968" loext:opacity="100%" style:font-name="Museo700 regular" fo:letter-spacing="normal" fo:font-style="normal" fo:font-weight="normal" officeooo:rsid="001dddd8"/>
    </style:style>
    <style:style style:name="T76" style:family="text">
      <style:text-properties fo:font-variant="normal" fo:text-transform="none" fo:color="#411968" loext:opacity="100%" fo:font-size="12pt" fo:letter-spacing="normal" fo:font-style="normal" fo:font-weight="normal" style:font-size-asian="12pt" style:font-size-complex="12pt"/>
    </style:style>
    <style:style style:name="T77" style:family="text">
      <style:text-properties fo:font-variant="normal" fo:text-transform="none" fo:color="#411968" loext:opacity="100%" fo:letter-spacing="normal" fo:font-style="normal" fo:font-weight="normal"/>
    </style:style>
    <style:style style:name="T78" style:family="text">
      <style:text-properties fo:letter-spacing="normal" fo:font-style="italic" fo:font-weight="bold" style:font-style-asian="italic" style:font-weight-asian="bold" style:font-style-complex="italic" style:font-weight-complex="bold"/>
    </style:style>
    <style:style style:name="T79" style:family="text">
      <style:text-properties style:font-name="Liberation Serif"/>
    </style:style>
    <style:style style:name="T80" style:family="text">
      <style:text-properties style:font-name="Liberation Serif" fo:font-size="12pt" fo:font-style="normal" fo:font-weight="normal" officeooo:rsid="0004deaf" style:font-size-asian="12pt" style:font-style-asian="normal" style:font-weight-asian="normal" style:font-size-complex="12pt" style:font-style-complex="normal" style:font-weight-complex="normal"/>
    </style:style>
    <style:style style:name="T81" style:family="text">
      <style:text-properties style:font-name="Liberation Serif" fo:font-size="12pt" fo:font-style="normal" style:font-size-asian="12pt" style:font-style-asian="normal" style:font-size-complex="12pt" style:font-style-complex="normal"/>
    </style:style>
    <style:style style:name="T82" style:family="text">
      <style:text-properties style:font-name="Liberation Serif" fo:font-size="12pt" style:font-size-asian="12pt" style:font-size-complex="12pt"/>
    </style:style>
    <style:style style:name="T83" style:family="text">
      <style:text-properties officeooo:rsid="0004deaf" style:font-style-asian="normal" style:font-weight-asian="normal" style:font-style-complex="normal" style:font-weight-complex="normal"/>
    </style:style>
    <style:style style:name="T84" style:family="text">
      <style:text-properties style:use-window-font-color="true" loext:opacity="0%"/>
    </style:style>
    <style:style style:name="T85" style:family="text">
      <style:text-properties style:use-window-font-color="true" loext:opacity="0%" style:font-name="Liberation Serif" fo:font-size="12pt" style:font-size-asian="12pt" style:font-size-complex="12pt"/>
    </style:style>
    <style:style style:name="T86" style:family="text">
      <style:text-properties style:use-window-font-color="true" loext:opacity="0%" style:font-name="Liberation Serif" fo:font-size="12pt" officeooo:rsid="001b7d7f" style:font-size-asian="12pt" style:font-size-complex="12pt"/>
    </style:style>
    <style:style style:name="T87" style:family="text">
      <style:text-properties style:use-window-font-color="true" loext:opacity="0%" style:font-name="Liberation Serif" fo:font-size="12pt" fo:letter-spacing="normal" fo:font-weight="bold" style:font-size-asian="12pt" style:font-weight-asian="bold" style:font-size-complex="12pt" style:font-weight-complex="bold"/>
    </style:style>
    <style:style style:name="T88" style:family="text">
      <style:text-properties style:use-window-font-color="true" loext:opacity="0%" style:font-name="Liberation Serif" fo:font-size="12pt" fo:font-weight="normal" style:font-size-asian="12pt" style:font-weight-asian="normal" style:font-size-complex="12pt" style:font-weight-complex="normal"/>
    </style:style>
    <style:style style:name="T89" style:family="text">
      <style:text-properties style:use-window-font-color="true" loext:opacity="0%" style:font-name="Liberation Serif" fo:font-size="12pt" fo:font-weight="normal" officeooo:rsid="001b7d7f" style:font-size-asian="12pt" style:font-weight-asian="normal" style:font-size-complex="12pt" style:font-weight-complex="normal"/>
    </style:style>
    <style:style style:name="T90" style:family="text">
      <style:text-properties style:use-window-font-color="true" loext:opacity="0%" style:font-name="Liberation Serif" fo:font-size="12pt" fo:font-weight="bold" style:font-size-asian="12pt" style:font-weight-asian="bold" style:font-size-complex="12pt" style:font-weight-complex="bold"/>
    </style:style>
    <style:style style:name="T91" style:family="text">
      <style:text-properties style:use-window-font-color="true" loext:opacity="0%" style:font-name="Liberation Serif" fo:font-size="12pt" fo:font-style="normal" fo:font-weight="normal" style:font-size-asian="12pt" style:font-style-asian="normal" style:font-weight-asian="normal" style:font-size-complex="12pt" style:font-style-complex="normal" style:font-weight-complex="normal"/>
    </style:style>
    <style:style style:name="T92" style:family="text">
      <style:text-properties style:use-window-font-color="true" loext:opacity="0%" fo:font-size="12pt" style:font-size-asian="12pt" style:font-size-complex="12pt"/>
    </style:style>
    <style:style style:name="T93" style:family="text">
      <style:text-properties officeooo:rsid="000bb330"/>
    </style:style>
    <style:style style:name="T94" style:family="text">
      <style:text-properties officeooo:rsid="0017a1f8"/>
    </style:style>
    <style:style style:name="T95" style:family="text">
      <style:text-properties officeooo:rsid="001b7d7f"/>
    </style:style>
    <style:style style:name="T96" style:family="text">
      <style:text-properties officeooo:rsid="001cd9d2"/>
    </style:style>
    <style:style style:name="T97" style:family="text">
      <style:text-properties officeooo:rsid="001dddd8"/>
    </style:style>
    <style:style style:name="T98" style:family="text">
      <style:text-properties style:font-weight-asian="normal" style:font-weight-complex="normal"/>
    </style:style>
    <style:style style:name="T99" style:family="text">
      <style:text-properties officeooo:rsid="001df10b"/>
    </style:style>
    <style:style style:name="T100" style:family="text">
      <style:text-properties style:font-name="Liberation Seri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ireito eletrônico</text:p>
      <text:p text:style-name="P21">Consiste na evolução da própria ciência jurídica, abrangendo todos os princípios fundamentais e institutos que estão vigentes e são aplicados até hoje, assim como introduzindo novos institutos e elementos para o pensamento jurídico, em todas as suas áreas (Pinheiro,2016)</text:p>
      <text:p text:style-name="P21">A <text:span text:style-name="T3">“corrente libertária”</text:span><text:span text:style-name="T7"> encontra como principais expoentes autores como Barlow, Post e Johnson, que ganharam projeção com artigos ue questionvam justamente a eficácia do </text:span><text:span text:style-name="T3">“direito tradicional”</text:span><text:span text:style-name="T7"> para regulamentar os ambienttes digitais.</text:span></text:p>
      <text:p text:style-name="P21"><text:span text:style-name="T7"><text:tab/>A principal crítica reside no fato desta corrente definir o espaço virtual como um local separado do mundo real. Resume-se na negação da autoridade do Estado em ambiente eletrônico.</text:span></text:p>
      <text:p text:style-name="P21"><text:span text:style-name="T7">Após duras críticas, surgiu a </text:span><text:span text:style-name="T3">“Escola da Arquitetura da Rede”</text:span><text:span text:style-name="T7">. Tal corrente tem por principal autor o professor Lawrence Lessing.</text:span></text:p>
      <text:p text:style-name="P21"><text:span text:style-name="T7"><text:tab/>Ela se apoia na necessidade do próprio Estado determinar a natureza tecnológica do espaço virtual, para que se possa regulamentar a internet, essencialmente por meio do direito e, dessa forma, evitar que uma empresa provvedora de serviços exerça um controle maior sobre a rede, através da arquitetura da programação, e de forma alheia à vontade do Estado.</text:span></text:p>
      <text:p text:style-name="P23">“Corrente tradicionalista”</text:p>
      <text:p text:style-name="P23"><text:span text:style-name="T7"><text:tab/>As duas correntes anteriores surgiram justamente em razão das dificuldades de aplicação do dto. Tradicional ao ambiente eletrônico. Esta não nega necessariamente tais dificuldades, mas entende que o “Dto.” é muitto mais amplo do que a simples possibilidade de aplicação da norma em uma situação concreta e específica.</text:span></text:p>
      <text:p text:style-name="P23"><text:span text:style-name="T7"><text:tab/></text:span><text:span text:style-name="T8">Esta corrente defende que o espaço virtual não é um local separado do mundo físico, e também que as regras baseadas no código de programação não são suficientes para coibir determinadas condutas.</text:span></text:p>
      <text:h text:style-name="P1" text:outline-level="1">Marco Civil da Internet</text:h>
      <text:p text:style-name="P24"><text:span text:style-name="T21">Membros do governo, da sociedade civil, representantes dos provedores de serviços na internet, membros da academia e demais interessados no tema foram incentivados a debater e publicar suas contribuições, num processo inédito de construção coletiva, que resultou na proposta inicial e embrionária de uma legislação para a Internet brasileira, que posteriormente consolidou-se na minuta atual da Lei 12.965 de 2014, conhecida como </text:span><text:span text:style-name="Strong_20_Emphasis"><text:span text:style-name="T39">Marco Civil da Internet.</text:span></text:span><text:span text:style-name="T80"> </text:span></text:p>
      <text:p text:style-name="P25"><text:span text:style-name="T33">Verificamos que o artigo 1º do Marco Civil da internet define o </text:span><text:span text:style-name="T34">objetivo principal</text:span><text:span text:style-name="T33">, qual seja, </text:span><text:span text:style-name="T36">estabelecer</text:span><text:span text:style-name="T33"> “princípios, garantias, direitos e deveres para o uso da Internet no Brasil” e </text:span><text:span text:style-name="T36">determinar</text:span><text:span text:style-name="T33"> “as diretrizes para atuação da União, dos estados, do Distrito Federal e dos Municípios em relação à matéria”</text:span></text:p>
      <text:p text:style-name="P33"><text:span text:style-name="T83">O Capítulo II da Lei 12.965 de 2014 traz em seus artigos 7º e 8º os direitos e garantias dos usuários. É interessante notar que o artigo 7º dispõe, logo no início, que </text:span><text:span text:style-name="T2">o acesso à internet é “essencial ao exercício da cidadania”</text:span><text:span text:style-name="T83">. Ficaram assegurados os seguintes direitos aos usuários da internet:</text:span></text:p>
      <text:list xml:id="list2432530319" text:style-name="L5">
        <text:list-item>
          <text:p text:style-name="P60"><text:soft-page-break/><text:span text:style-name="T6">Inviolabilidade da intimidade e da vida privada, sua proteção e indenização pelo dano material ou moral decorrente de sua violação;</text:span></text:p>
        </text:list-item>
        <text:list-item>
          <text:p text:style-name="P60"><text:span text:style-name="T6">Inviolabilidade e sigilo do fluxo de suas comunicações pela internet, salvo por ordem judicial;</text:span></text:p>
        </text:list-item>
        <text:list-item>
          <text:p text:style-name="P61"><text:span text:style-name="T32">Inviolabilidade e sigilo de suas comunicações privadas armazenadas, salvo por ordem judicial;</text:span></text:p>
        </text:list-item>
        <text:list-item>
          <text:p text:style-name="P61"><text:span text:style-name="T33">Não suspensão da conexão à internet, salvo por débito diretamente decorrente de sua utilização;</text:span></text:p>
        </text:list-item>
        <text:list-item>
          <text:p text:style-name="P26"><text:span text:style-name="T33">Manutenção da qualidade contratada da conexão à internet;</text:span></text:p>
        </text:list-item>
        <text:list-item>
          <text:p text:style-name="P26"><text:span text:style-name="T33">Informações claras e completas constantes dos contratos de prestação de serviços, com detalhamento sobre o regime de proteção aos registros de conexão e aos registros de acesso a aplicações de internet, bem como sobre práticas de gerenciamento da rede que possam afetar sua qualidade;</text:span><text:span text:style-name="T8"> </text:span></text:p>
        </text:list-item>
        <text:list-item>
          <text:p text:style-name="P27"><text:span text:style-name="T32">Não fornecimento a terceiros de seus dados pessoais, inclusive registros de conexão, e de acesso a aplicações de internet, salvo mediante consentimento livre, expresso e informado ou nas hipóteses previstas em lei;</text:span> </text:p>
        </text:list-item>
        <text:list-item>
          <text:p text:style-name="P27"><text:span text:style-name="T32">Informações claras e completas sobre coleta, uso, armazenamento, tratamento e proteção de seus dados pessoais, que somente poderão ser utilizados para finalidades específicas;</text:span> </text:p>
        </text:list-item>
        <text:list-item>
          <text:p text:style-name="P27"><text:span text:style-name="T32">Consentimento expresso sobre coleta, uso, armazenamento e tratamento de dados pessoais, que deverá ocorrer de forma destacada das demais cláusulas contratuais;</text:span> </text:p>
        </text:list-item>
        <text:list-item>
          <text:p text:style-name="P27"><text:span text:style-name="T32">Exclusão definitiva dos dados pessoais que tiver fornecido a determinada aplicação de internet, a seu requerimento, ao término da relação entre as partes, ressalvadas as hipóteses de guarda obrigatória de registros previstas nesta lei;</text:span> </text:p>
        </text:list-item>
        <text:list-item>
          <text:p text:style-name="P27"><text:span text:style-name="T32">Publicidade e clareza de eventuais políticas de uso dos provedores de conexão à internet e de aplicações de internet;</text:span> </text:p>
        </text:list-item>
        <text:list-item>
          <text:p text:style-name="P27"><text:span text:style-name="T32">Acessibilidade, consideradas as características físico-motoras, perceptivas, sensoriais, intelectuais e mentais do usuário, e;</text:span> </text:p>
        </text:list-item>
        <text:list-item>
          <text:p text:style-name="P28"><text:span text:style-name="T32">Aplicação das normas de proteção e defesa do consumidor nas relações de consumo realizadas na internet.</text:span></text:p>
          <text:p text:style-name="P28"><text:span text:style-name="T32"/></text:p>
        </text:list-item>
      </text:list>
      <text:p text:style-name="P62"><text:span text:style-name="T42">Já o artigo 8º estabelece que o </text:span><text:span text:style-name="T44">exercício do direito de acesso à internet</text:span><text:span text:style-name="T42"> tem como condição a </text:span><text:span text:style-name="T44">garantia do direito à privacidade e liberdade de expressão</text:span><text:span text:style-name="T42">, sendo que eventuais cláusulas contratuais que violem tais direitos poderão ser consideradas nulas. </text:span></text:p>
      <text:p text:style-name="P29"><text:span text:style-name="T42">Três formas de discriminar um conteúdo ou aplicação específica na internet:</text:span></text:p>
      <text:list xml:id="list1792894833" text:style-name="L6">
        <text:list-item>
          <text:p text:style-name="P30"><text:span text:style-name="T42">Bloqueando;</text:span></text:p>
        </text:list-item>
        <text:list-item>
          <text:p text:style-name="P30"><text:span text:style-name="T42">Reduzindo a velocidade; e</text:span></text:p>
        </text:list-item>
        <text:list-item>
          <text:p text:style-name="P30"><text:span text:style-name="T42">Cobrando um valor diferenciado pelo acesso àquele conteúdo ou aplicação.</text:span></text:p>
        </text:list-item>
      </text:list>
      <text:p text:style-name="P29"><text:span text:style-name="T32">O Decreto 8.771/2016 </text:span><text:span text:style-name="T35">vedou</text:span><text:span text:style-name="T32"> “condutas unilaterais ou acordos entre o responsável pela transmissão, pela comutação ou pelo roteamento e os provedores de aplicação que:</text:span><text:span text:style-name="T42"> </text:span></text:p>
      <text:list xml:id="list1719284740" text:style-name="L7">
        <text:list-item>
          <text:p text:style-name="P31"><text:span text:style-name="T35">Comprometam</text:span><text:span text:style-name="T32"> o caráter público e irrestrito do acesso à internet, os fundamentos, os princípios e os objetivos do uso da internet no País.</text:span><text:span text:style-name="T42"> </text:span></text:p>
        </text:list-item>
        <text:list-item>
          <text:p text:style-name="P31"><text:span text:style-name="T35">Priorizem</text:span><text:span text:style-name="T32"> pacotes de dados em razão de arranjos comerciais.</text:span><text:span text:style-name="T42"> </text:span><text:span text:style-name="T43">(tal vedação abarca os aplicativos “zero rating”)</text:span></text:p>
        </text:list-item>
        <text:list-item>
          <text:p text:style-name="P31"><text:span text:style-name="T35">Privilegiem</text:span><text:span text:style-name="T32"> aplicações ofertadas pelo próprio responsável pela transmissão, pela comutação ou pelo roteamento ou por empresas integrantes de seu grupo econômico.</text:span><text:span text:style-name="T42"> </text:span></text:p>
        </text:list-item>
      </text:list>
      <text:h text:style-name="P2" text:outline-level="1">Direito da personalidade</text:h>
      <text:p text:style-name="P34"><text:span text:style-name="T93">No CC, </text:span><text:span text:style-name="T59">Os </text:span><text:span text:style-name="T66">direitos da personalidade</text:span><text:span text:style-name="T59"> são </text:span><text:span text:style-name="T66">os direitos de cada pessoa de defender o que lhe é próprio</text:span><text:span text:style-name="T59">, </text:span><text:span text:style-name="T70">como a vida, identidade, liberdade, privacidade, honra, orientação sexual, integridade, imagem, valendo-se de ação judicial em caso de eventual ofensa ou violação.</text:span></text:p>
      <text:p text:style-name="P44"><text:span text:style-name="T72">Os direitos da personalidade distribuem-se em duas categorias gerais:</text:span></text:p>
      <text:p text:style-name="P34"><text:span text:style-name="T61">Adquiridos: Os </text:span><text:span text:style-name="T69">“adquiridos”</text:span><text:span text:style-name="T61"> existem nos termos e na extensão da disciplina do direito. </text:span></text:p>
      <text:p text:style-name="P34"><text:span text:style-name="T61">Inatos: O</text:span><text:span text:style-name="T60">s </text:span><text:span text:style-name="T68">“inatos”</text:span><text:span text:style-name="T60"> se sobrepõem a qualquer condição legislativa, sendo irrenunciáveis, intransmissíveis e imprescritíveis. </text:span></text:p>
      <text:h text:style-name="P3" text:outline-level="1">Princípios Gerais de Proteção de Dados Pessoais</text:h>
      <text:list xml:id="list3685137510" text:style-name="L8">
        <text:list-item>
          <text:p text:style-name="P32"><text:span text:style-name="T35">Princípio da Transparência (ou Publicidade)</text:span><text:span text:style-name="T32">: dispõe que a existência de um banco de dados pessoais deve ser de conhecimento geral da população, sendo que as modalidades de utilização das informações pessoais devem ser amplamente divulgadas.</text:span></text:p>
        </text:list-item>
        <text:list-item>
          <text:p text:style-name="P32"><text:span text:style-name="T35">Princípio da Qualidade</text:span><text:span text:style-name="T32">: os dados armazenados devem ser um retrato fiel da realidade, o que compreende a necessidade de que sua coleta e tratamento sejam feitos com cautela e correção, realizando-se atualizações recorrentes sobre tais dados.</text:span></text:p>
        </text:list-item>
        <text:list-item>
          <text:p text:style-name="P32"><text:span text:style-name="T35">Princípio da Finalidade</text:span><text:span text:style-name="T32">: qualquer utilização dos dados pessoais deve obedecer à finalidade comunicada ao interessado antes da coleta de seus dados.</text:span></text:p>
        </text:list-item>
        <text:list-item>
          <text:p text:style-name="P32"><text:soft-page-break/><text:span text:style-name="T35">Princípio do Livre Acesso</text:span><text:span text:style-name="T32">: o titular dos dados pessoais armazenados deve ter acesso ao banco de dados onde suas informações estão armazenadas, podendo obter réplicas destes registros, bem como controlar a exatidão destes dados.</text:span></text:p>
        </text:list-item>
        <text:list-item>
          <text:p text:style-name="P32"><text:span text:style-name="T35">Princípio da Segurança Física e Lógica</text:span><text:span text:style-name="T32">: dispõe que os dados devem ser protegidos contra os riscos de seu extravio, destruição, modificação, transmissão ou acesso não autorizado.</text:span> </text:p>
        </text:list-item>
        <text:list-item>
          <text:p text:style-name="P32"><text:span text:style-name="T35">Princípio da Proporcionalidade</text:span><text:span text:style-name="T32">: os dados pessoais somente podem ser tratados se forem relevantes e pertinentes em relação à finalidade para a qual foram coletados, evitando sua utilização excessiva.</text:span></text:p>
        </text:list-item>
        <text:list-item>
          <text:p text:style-name="P32"><text:span text:style-name="T35">Princípio da Necessidade</text:span><text:span text:style-name="T32">: de acordo com este postulado, devem ser coletados e tratados somente os dados pessoais que são necessários para o atendimento de uma determinada finalidade, descartando-se os dados exorbitantes.</text:span> </text:p>
        </text:list-item>
      </text:list>
      <text:h text:style-name="P4" text:outline-level="1">Responsabilidade Civil no MCI</text:h>
      <text:p text:style-name="P47">A responsabilidade civil se pauta em 4 elementos:</text:p>
      <text:list xml:id="list1147547713" text:style-name="L9">
        <text:list-item>
          <text:p text:style-name="P48">Conduta comissiva ou omissiva</text:p>
        </text:list-item>
        <text:list-item>
          <text:p text:style-name="P48">Culpa (em sentido amplo)</text:p>
        </text:list-item>
        <text:list-item>
          <text:p text:style-name="P48">Nexo de causalidade</text:p>
        </text:list-item>
        <text:list-item>
          <text:p text:style-name="P48">Dano sofrido pela vítima</text:p>
        </text:list-item>
      </text:list>
      <text:p text:style-name="P22">Responsabilidade civil objetiva<text:span text:style-name="T4">, os provedores de aplicação, após notificação, se deixarem de tomar as providências cabíveis, serão responsabilizados por conteúdo inverídico/ofensivo.</text:span></text:p>
      <text:p text:style-name="P22"><text:span text:style-name="T4">Já </text:span>se os danos<text:span text:style-name="T4"> ao usuário forem </text:span>causados por<text:span text:style-name="T4"> conteúdo de </text:span>terceiros<text:span text:style-name="T4">, </text:span>os provedores de conexão ficam isentos de responsabilidade</text:p>
      <text:h text:style-name="P5" text:outline-level="1">Direito de propriedade</text:h>
      <text:p text:style-name="P49">A CF garante o direito à propriedade no caput de seu art.5º.</text:p>
      <text:p text:style-name="P35"><text:span text:style-name="T67">O Código Civil de 2002</text:span><text:span text:style-name="T62"> também traz a garantia ao direito de propriedade. Porém, seguindo a tradição do diploma de 1916, não define o direito de propriedade, apenas declina os direitos do proprietário, que são: usar, gozar, dispor, reaver a coisa e reivindicá-la de quem quer que a possua ou detenha injustamente. </text:span><text:span text:style-name="T71">A origem do direito de propriedade é voltada principalmente para os bens tangíveis</text:span><text:span text:style-name="T59">, especialmente os bens imóveis. Por sua vez, o direito de propriedade sobre bens móveis tornou-se mais elaborado ao longo da Idade Média e da Idade Moderna.</text:span></text:p>
      <text:p text:style-name="P35"><text:span text:style-name="T63">A</text:span><text:span text:style-name="T59"> proteção jurídica sobre a propriedade tende a ser mais elaborada, conforme a época e o tipo de propriedade que tem maior importância prática e econômica para uma determinada sociedade, em um determinado período da história.</text:span></text:p>
      <text:h text:style-name="P6" text:outline-level="1"/>
      <text:h text:style-name="P16" text:outline-level="1">Marcas Registradas, Nomes de Domínio e Direitos Autorais</text:h>
      <text:p text:style-name="P18">A norma estabelecida pelo Comitê Gestor da Internet (CGI) não exige a apresentação de comprovante de titularidade da marca para seu registro como nome de domínio. Igualmente, não existe nenhum tipo de consulta às bases de dados do Instituto Nacional da Propriedade Intelectual (INPI).</text:p>
      <text:p text:style-name="P20">Basta o nome de domínio estar livre no servidor do órgão registrador para que sua titularidade e uso na rede sejam autorizados.</text:p>
      <text:p text:style-name="P35"><text:span text:style-name="T59">Assim, um requerente pode, de má-fé, utilizar-se de marca de titularidade de terceiro para registrar um nome de domínio, induzindo pessoas a erro, o que pode configurar tanto fraude como crime de concorrência desleal.</text:span> </text:p>
      <text:p text:style-name="P35"><text:span text:style-name="T59">Essa situação conflituosa pode ocorrer também em relação aos nomes empresariais e nomes artísticos com valor comercial. Mesmo que uma pessoa ou empresa não tenha uma marca registrada, seu nome empresarial, designação que identifica um empresário ou estabelecimento comercial, pode ser protegido contra a má-fé de terceiros, especialmente sob a égide da concorrência desleal.</text:span> </text:p>
      <text:p text:style-name="P35"><text:span text:style-name="T59">Havendo conflito entre o titular de um nome de domínio e o titular de uma marca, nome empresarial ou nome artístico, poderão as partes resolver tal problema por meio de arbitragem ou com a intervenção do Poder Judiciário.</text:span> </text:p>
      <text:p text:style-name="P50"><text:span text:style-name="T46">A </text:span><text:span text:style-name="Strong_20_Emphasis"><text:span text:style-name="T51">ICANN</text:span></text:span><text:span text:style-name="T46">, </text:span><text:span text:style-name="T54">entidade privada sem fins lucrativos</text:span><text:span text:style-name="T46"> responsável pela coordenação e gerência da atribuição de nomes de domínio ao redor do mundo, criou um mecanismo de arbitragem internacional – a </text:span><text:span text:style-name="Strong_20_Emphasis"><text:span text:style-name="T51">UDRP</text:span></text:span><text:span text:style-name="T46">, </text:span><text:span text:style-name="T54">que se apresenta inclusive como solução de cunho obrigatório</text:span><text:span text:style-name="T46"> para todos aqueles que registram nomes de domínio não associados a determinado país, ou seja, “nomes de domínios internacionais”.</text:span><text:span text:style-name="T85"> </text:span></text:p>
      <text:p text:style-name="P35"><text:span text:style-name="T66">As decisões arbitrais são normalmente favoráveis aos titulares das marcas registradas</text:span><text:span text:style-name="T59">, no sentido de evitar confusão e diluição no ambiente virtual. Entre tais decisões, podemos citar os casos envolvendo os domínios “globo.com” e “embratel.com”. Ambos os laudos arbitrais foram favoráveis às empresas brasileiras, pela importância das marcas.</text:span> </text:p>
      <text:p text:style-name="P35"><text:span text:style-name="T59">Em todos os casos, deve a parte que iniciou o processo (arbitral ou judicial) demonstrar a má-fé no uso do domínio. Para fins de comprovação dos indícios de má-fé, deve restar, conforme aborda Pinheiro, alguns quesitos.</text:span> </text:p>
      <text:list xml:id="list3479731428" text:style-name="L10">
        <text:list-item>
          <text:p text:style-name="P36"><text:span text:style-name="T57">“</text:span><text:span text:style-name="T59">Ter o titular registrado o nome de domínio com objetivo de vendê-lo, alugá-lo ou transferi-lo para o reclamante ou para terceiros”</text:span> </text:p>
        </text:list-item>
        <text:list-item>
          <text:p text:style-name="P36"><text:span text:style-name="T57">“</text:span><text:span text:style-name="T59">Ter o titular registrado o nome de domínio para impedir que o reclamante o utilize como nome de domínio correspondente”</text:span> </text:p>
        </text:list-item>
        <text:list-item>
          <text:p text:style-name="P36"><text:span text:style-name="T57">“</text:span><text:span text:style-name="T59">Ter o titular registrado o nome de domínio com objetivo de prejudicar a atividade comercial do reclamante"</text:span> </text:p>
        </text:list-item>
        <text:list-item>
          <text:p text:style-name="P36"><text:soft-page-break/><text:span text:style-name="T57">“</text:span><text:span text:style-name="T59">Ter o titular utilizado o nome de domínio para tentar atrair, intencionalmente e com objetivo de lucro, usuários da internet para seu </text:span><text:span text:style-name="Emphasis"><text:span text:style-name="T78">website</text:span></text:span><text:span text:style-name="Emphasis"><text:span text:style-name="T72"> </text:span></text:span><text:span text:style-name="T59">ou outro endereço de rede, causando assim confusão”</text:span> </text:p>
        </text:list-item>
      </text:list>
      <text:h text:style-name="P7" text:outline-level="1">Contratos e Títulos de Crédito Eletrônicos</text:h>
      <text:p text:style-name="P37"><text:span text:style-name="T59">O comércio eletrônico pode ser definido como o conjunto de operações de compra e venda de mercadorias ou prestações de serviços por meio eletrônico ou, em outras palavras, como transações com conteúdo econômico realizadas por intermédio dos meios digitais.</text:span></text:p>
      <text:p text:style-name="P37"><text:span text:style-name="T59">O comércio eletrônico pressupõe naturalmente a contratação a distância entre as partes envolvidas, utilizando o meio informático. Daí a importância de estudarmos primeiro as questões relacionadas à contratação eletrônica. </text:span></text:p>
      <text:p text:style-name="P37"><text:span text:style-name="T59">Em relação à formação do contrato em ambiente eletrônico, em geral aplicamos as regras estabelecidas no Código Civil, previstas nos artigos 427 e seguintes, tais como: Em relação à formação do contrato em ambiente eletrônico, em geral aplicamos as regras estabelecidas no Código Civil, previstas nos artigos 427 e seguintes, tais como: </text:span></text:p>
      <text:list xml:id="list156606617" text:style-name="L13">
        <text:list-item>
          <text:p text:style-name="P19">Manifestação de vontade das partes.</text:p>
        </text:list-item>
        <text:list-item>
          <text:p text:style-name="P19">Oferta.</text:p>
        </text:list-item>
        <text:list-item>
          <text:p text:style-name="P19">Proposta.</text:p>
        </text:list-item>
        <text:list-item>
          <text:p text:style-name="P19">Aceitação.</text:p>
        </text:list-item>
      </text:list>
      <text:p text:style-name="P37"><text:span text:style-name="T65">T</text:span><text:span text:style-name="T59">endo em vista a desmaterialização dos instrumentos negociais, notadamente o papel, criaram-se alternativas para que as partes manifestassem sua vontade, tais como as assinaturas digitais. </text:span></text:p>
      <text:p text:style-name="P37"><text:span text:style-name="Strong_20_Emphasis"><text:span text:style-name="T71">Assinatura</text:span></text:span><text:span text:style-name="Strong_20_Emphasis"><text:span text:style-name="T64">:</text:span></text:span><text:span text:style-name="T59"><text:line-break/><text:tab/>É toda marca, sinal ou operação que confere autenticidade à declaração de vontade, fixando seu teor, de forma íntegra, no tempo e no espaço, pelo emissor.<text:line-break/></text:span><text:span text:style-name="T66">Autenticidade é o atributo que atesta a identidade do declarante</text:span><text:span text:style-name="T59"> (a pessoa é quem ela diz ser), e </text:span><text:span text:style-name="T66">integridade é o atributo que determina que o estado dos dados emitidos pelo declarante não foi alterado após a aposição da assinatura</text:span><text:span text:style-name="T59">. </text:span></text:p>
      <text:h text:style-name="P8" text:outline-level="1">Copyright</text:h>
      <text:p text:style-name="P51">O copyright é um dos tipos de proteção à informação… Essa proteção cabe, principalmente, ao dto. Da propriedade intelectual e vem abarcando titulares de bens incorpóreos.</text:p>
      <text:h text:style-name="P8" text:outline-level="1">Meio Eletrônico e Delitos</text:h>
      <text:p text:style-name="P52">Cracker → Pessoa com vasto conhecimento em informática, que usam o conhecimento para<text:span text:style-name="T46"> </text:span><text:span text:style-name="T47">cometer atos c</text:span>riminosos;</text:p>
      <text:p text:style-name="P53"><text:span text:style-name="T94">Hacker → Pessoa com vasto conhecimento em informática, que usam o conhecimento para</text:span><text:span text:style-name="T46"> melhorar </text:span><text:span text:style-name="Emphasis"><text:span text:style-name="T87">softwares</text:span></text:span><text:span text:style-name="Emphasis"><text:span text:style-name="T55"> </text:span></text:span><text:span text:style-name="T46">de forma legal, buscando vulnerabilidades</text:span></text:p>
      <text:p text:style-name="P63"><text:span text:style-name="T85"><text:s/></text:span><text:span text:style-name="T48">Podemos classificar os delitos informáticos em quatro tipos:</text:span></text:p>
      <text:list xml:id="list3349882403" text:style-name="L14">
        <text:list-item>
          <text:p text:style-name="P45"><text:span text:style-name="T58">Os delitos informáticos próprios:</text:span></text:p>
          <text:list>
            <text:list-header>
              <text:p text:style-name="P38"><text:span text:style-name="T59">São aqueles em que o </text:span><text:span text:style-name="T71">bem jurídico ofendido é a tecnologia da informação em si</text:span><text:span text:style-name="T59">. Para estes delitos, a legislação penal era lacunosa, sendo que, diante da vedação às analogias no direito penal, muitas práticas não poderiam ser enquadradas criminalmente.</text:span> </text:p>
            </text:list-header>
          </text:list>
        </text:list-item>
        <text:list-item>
          <text:p text:style-name="P38"><text:span text:style-name="T66">Os delitos informáticos impróprios</text:span><text:span text:style-name="T59"> </text:span></text:p>
          <text:list>
            <text:list-header>
              <text:p text:style-name="P38"><text:span text:style-name="T59">São aqueles em que </text:span><text:span text:style-name="T71">a tecnologia da informação é o meio utilizado para a agressão a bens jurídicos já tutelados pelo código penal</text:span><text:span text:style-name="T59">. Para estes delitos, a legislação criminal é suficiente, pois grande parte das condutas realizadas encontra correspondência em algum dos tipos penais.</text:span> </text:p>
            </text:list-header>
          </text:list>
        </text:list-item>
        <text:list-item>
          <text:p text:style-name="P45"><text:span text:style-name="T58">Os delitos informáticos mistos</text:span></text:p>
          <text:list>
            <text:list-header>
              <text:p text:style-name="P38"><text:span text:style-name="T59">São os </text:span><text:span text:style-name="T71">crimes complexos em que, além da proteção do bem jurídico informático, a legislação protege outro bem jurídico.</text:span><text:span text:style-name="T59"> Ocorre a </text:span><text:span text:style-name="T66">existência de dois tipos penais distintos</text:span><text:span text:style-name="T59">, cada qual protegendo um bem jurídico.</text:span> </text:p>
            </text:list-header>
          </text:list>
        </text:list-item>
        <text:list-item>
          <text:p text:style-name="P38"><text:span text:style-name="T66">Os delitos informáticos mediatos (indiretos)</text:span><text:span text:style-name="T59"> </text:span></text:p>
          <text:list>
            <text:list-header>
              <text:p text:style-name="P38"><text:span text:style-name="T59">São </text:span><text:span text:style-name="T66">aqueles delitos informáticos praticados para a ocorrência de um delito não informático consumado ao final.</text:span><text:span text:style-name="T59"> No direito eletrônico, comumente um delito informático é cometido como meio para a prática de um delito-fim de ordem patrimonial.</text:span></text:p>
            </text:list-header>
          </text:list>
        </text:list-item>
      </text:list>
      <text:p text:style-name="P39"><text:span text:style-name="T59"/></text:p>
      <text:h text:style-name="P9" text:outline-level="1">A criança e o adolescente na internet sob a ótica criminal</text:h>
      <text:p text:style-name="P40">Crimes contra o Patrimônio:</text:p>
      <text:list xml:id="list1580973359" text:style-name="L15">
        <text:list-item>
          <text:p text:style-name="P42"><text:span text:style-name="T95">Estelionato → </text:span><text:span text:style-name="T59">dados pessoais de um usuário são utilizados indevidamente para que o criminoso realize, por exemplo, empréstimos bancários, através da internet, em seu benefício.</text:span> <text:span text:style-name="T95"><text:s/></text:span></text:p>
        </text:list-item>
        <text:list-item>
          <text:p text:style-name="P42"><text:span text:style-name="T95">Extorsão → Geralmente via </text:span><text:span text:style-name="T57">“</text:span><text:span text:style-name="T59">ransomware” ou “sequestro de dados”</text:span> </text:p>
        </text:list-item>
      </text:list>
      <text:p text:style-name="P40">Crimes contra a Honra:</text:p>
      <text:list xml:id="list792297664" text:style-name="L16">
        <text:list-item>
          <text:p text:style-name="P41">Injúria → Injuriar alguém. Atinge a honra subjetiva</text:p>
        </text:list-item>
        <text:list-item>
          <text:p text:style-name="P41">Difamação → Difamar alguém. Atinge a honra objetiva</text:p>
        </text:list-item>
        <text:list-item>
          <text:p text:style-name="P41">Calúnia → imputar fato criminoso a alguém. Atinge a honra objetiva</text:p>
        </text:list-item>
      </text:list>
      <text:p text:style-name="P40">Inteceptação de Correspondência:</text:p>
      <text:list xml:id="list1636081648" text:style-name="L17">
        <text:list-item>
          <text:p text:style-name="P54"><text:span text:style-name="T49">afronta direta ao preceito constitucional do sigilo à correspondência</text:span><text:span text:style-name="T86"> </text:span></text:p>
        </text:list-item>
      </text:list>
      <text:p text:style-name="P46">Violação de direitos autorais</text:p>
      <text:h text:style-name="P11" text:outline-level="1"><text:soft-page-break/>Pornografia infantil</text:h>
      <text:p text:style-name="P55"><text:span text:style-name="T89">C</text:span><text:span text:style-name="T88">yberbullying</text:span></text:p>
      <text:h text:style-name="P14" text:outline-level="1">Delitos Informáticos e Perícia Computtacional</text:h>
      <text:p text:style-name="P43"><text:span text:style-name="T96">Casos que devido </text:span><text:span text:style-name="T59">a suas peculiaridades, poderão ou não ser enquadrados nos tipos penais criados pela Lei 12.737/12.</text:span></text:p>
      <text:h text:style-name="P10" text:outline-level="1"><text:span text:style-name="T58">Acesso ilegítimo</text:span></text:h>
      <text:p text:style-name="P43"><text:span text:style-name="T59"><text:tab/>Não necessariamente com a violação de medidas ou mecanismos de segurança (invasão). </text:span></text:p>
      <text:h text:style-name="P13" text:outline-level="1">Interferência em sistemas</text:h>
      <text:p text:style-name="P43"><text:span text:style-name="T59"><text:tab/>Agente que, dolosamente, causa obstrução grave, intencional e ilegítima, ao funcionamento de um sistema informático, por meio da introdução, transmissão, danificação, eliminação, deterioração ou supressão de dados informáticos. </text:span></text:p>
      <text:h text:style-name="P13" text:outline-level="1">Uso abusivo de dispositivos</text:h>
      <text:p text:style-name="P43"><text:span text:style-name="T59"><text:tab/>Produzir, vender, obter, utilizar, importar ou distribuir dispositivo ou programa informático concebido para fins de prática de outras condutas criminosas, ou mesmo senhas, códigos de acesso e dados informáticos que permitam o acesso indevido a sistemas. </text:span></text:p>
      <text:p text:style-name="P56"><text:span text:style-name="Strong_20_Emphasis"><text:span text:style-name="T52">Furto de dados ou vazamento de informações</text:span></text:span><text:span text:style-name="T52"> </text:span></text:p>
      <text:p text:style-name="P43"><text:span text:style-name="T59"><text:tab/>Copiar ou mover, indevidamente, informações protegidas ou confidenciais. </text:span></text:p>
      <text:p text:style-name="P57"><text:span text:style-name="Strong_20_Emphasis"><text:span text:style-name="T52">Pichação informática ou </text:span></text:span><text:span text:style-name="Strong_20_Emphasis"><text:span text:style-name="Emphasis"><text:span text:style-name="T52">defacement</text:span></text:span></text:span></text:p>
      <text:p text:style-name="P57"><text:span text:style-name="Emphasis"><text:span text:style-name="T85"><text:tab/></text:span></text:span><text:span text:style-name="Emphasis"><text:span text:style-name="T46">Conduta praticada por agente que indevidamente altera o </text:span></text:span><text:span text:style-name="Emphasis"><text:span text:style-name="T55">layout </text:span></text:span><text:span text:style-name="Emphasis"><text:span text:style-name="T46">de páginas eletrônicas, </text:span></text:span><text:span text:style-name="Emphasis"><text:span text:style-name="T55">websites</text:span></text:span><text:span text:style-name="Emphasis"><text:span text:style-name="T46">, entre outros, promovendo sua “pichação”, por meio da inclusão de textos ou figuras indevidas no código do site ou mesmo no banco de dados (onde também temos uma conduta de acesso indevido). </text:span></text:span><text:line-break/></text:p>
      <text:h text:style-name="Heading_20_1" text:outline-level="1"><text:span text:style-name="Emphasis">Provas Eletrônicas</text:span></text:h>
      <text:p text:style-name="P59"><text:span text:style-name="Emphasis"><text:span text:style-name="T46">Pode-se afirmar que a tecnologia trouxe mais ferramentas para a validação jurídica das provas, algo que se busca há muito, e hoje, por certo, </text:span></text:span><text:span text:style-name="Emphasis"><text:span text:style-name="T52">já há força legal muito maior numa prova composta por um e-mail do que apenas um testemunho oral, por exemplo.</text:span></text:span><text:span text:style-name="Emphasis"><text:span text:style-name="T90"> </text:span></text:span></text:p>
      <text:p text:style-name="P59"><text:span text:style-name="Emphasis"><text:span text:style-name="T50">O mesmo vale para uma assinatura digital ou biométrica do que apenas um RG ou CPF anotados a mão sem conferência do documento, ou cuja foto, normalmente, está desatualizada. </text:span></text:span></text:p>
      <text:h text:style-name="P15" text:outline-level="1"><text:span text:style-name="Emphasis"/></text:h>
      <text:h text:style-name="P17" text:outline-level="1"><text:span text:style-name="Emphasis"><text:span text:style-name="T5">Perícia Forense</text:span></text:span></text:h>
      <text:p text:style-name="P58"><text:span text:style-name="Emphasis"><text:span text:style-name="T22">Admitindo-se a validade das provas eletrônicas, resta a questão da sua obtenção. Nesse sentido surge a perícia forense computacional, </text:span></text:span><text:span text:style-name="Emphasis"><text:span text:style-name="T24">cuja finalidade é justamente conseguir provas que comprovem determinadas situações</text:span></text:span><text:span text:style-name="Emphasis"><text:span text:style-name="T22"> em eventual procedimento judicial.</text:span></text:span></text:p>
      <text:p text:style-name="P58"><text:span text:style-name="Emphasis"><text:span text:style-name="T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oco lt" svg:font-family="'Foco lt', sans-serif"/>
    <style:font-face style:name="Mangal1" svg:font-family="Mangal"/>
    <style:font-face style:name="Museo700 regular" svg:font-family="'Museo700 regular', sans-serif"/>
    <style:font-face style:name="Museosans" svg:font-family="Museosans, sans-serif"/>
    <style:font-face style:name="Liberation Seriff" svg:font-family="'Liberation Serif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1-19T16:55:08.127000000</dc:date>
    <meta:editing-duration>PT23M18S</meta:editing-duration>
    <meta:editing-cycles>6</meta:editing-cycles>
    <meta:document-statistic meta:table-count="0" meta:image-count="0" meta:object-count="0" meta:page-count="9" meta:paragraph-count="127" meta:word-count="2689" meta:character-count="17784" meta:non-whitespace-character-count="15210"/>
  </office:meta>
</office:document-meta>
</file>